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gr6" style:family="graphic" style:parent-style-name="objectwithoutfill">
      <style:graphic-properties svg:stroke-width="0.01cm" svg:stroke-color="#1c1c1c" draw:marker-start-width="0.02cm" draw:marker-end-width="0.02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6.1cm" fo:min-width="18.6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0.5cm" svg:y1="8.8cm" svg:x2="20.1cm" svg:y2="8.8cm">
          <text:p/>
        </draw:line>
        <draw:frame draw:style-name="gr2" draw:text-style-name="P2" draw:layer="layout" svg:width="5cm" svg:height="1cm" svg:x="0.9cm" svg:y="1cm">
          <draw:text-box>
            <text:p><text:span text:style-name="T1">Cuadrícula 4mm</text:span></text:p>
          </draw:text-box>
        </draw:frame>
        <draw:frame draw:style-name="gr3" draw:text-style-name="P4" draw:layer="layout" svg:width="3.6cm" svg:height="0.976cm" svg:x="16.7cm" svg:y="1.024cm">
          <draw:text-box>
            <text:p text:style-name="P3"><text:span text:style-name="T2">Curso:_______</text:span></text:p>
          </draw:text-box>
        </draw:frame>
        <draw:frame draw:style-name="gr4" draw:text-style-name="P4" draw:layer="layout" svg:width="11.4cm" svg:height="1cm" svg:x="5.6cm" svg:y="1cm">
          <draw:text-box>
            <text:p text:style-name="P3"><text:span text:style-name="T2">Nombre:_______________________________________</text:span></text:p>
          </draw:text-box>
        </draw:frame>
        <draw:frame draw:style-name="gr5" draw:text-style-name="P6" draw:layer="layout" svg:width="19.233cm" svg:height="0.557cm" svg:x="0.9cm" svg:y="28.424cm">
          <draw:text-box>
            <text:p text:style-name="P5"><text:span text:style-name="T3">Licencia CC BY-SA 4.0 <text:s text:c="8"/>www.picuino.com</text:span></text:p>
          </draw:text-box>
        </draw:frame>
        <draw:g>
          <draw:g>
            <draw:line draw:style-name="gr6" draw:text-style-name="P1" draw:layer="layout" svg:x1="0.9cm" svg:y1="2.4cm" svg:x2="10.5cm" svg:y2="2.4cm">
              <text:p/>
            </draw:line>
            <draw:line draw:style-name="gr6" draw:text-style-name="P1" draw:layer="layout" svg:x1="0.9cm" svg:y1="2.8cm" svg:x2="10.5cm" svg:y2="2.8cm">
              <text:p/>
            </draw:line>
            <draw:line draw:style-name="gr6" draw:text-style-name="P1" draw:layer="layout" svg:x1="0.9cm" svg:y1="3.2cm" svg:x2="10.5cm" svg:y2="3.2cm">
              <text:p/>
            </draw:line>
            <draw:line draw:style-name="gr6" draw:text-style-name="P1" draw:layer="layout" svg:x1="0.9cm" svg:y1="3.6cm" svg:x2="10.5cm" svg:y2="3.6cm">
              <text:p/>
            </draw:line>
          </draw:g>
          <draw:g>
            <draw:line draw:style-name="gr6" draw:text-style-name="P1" draw:layer="layout" svg:x1="0.9cm" svg:y1="4cm" svg:x2="10.5cm" svg:y2="4cm">
              <text:p/>
            </draw:line>
            <draw:line draw:style-name="gr6" draw:text-style-name="P1" draw:layer="layout" svg:x1="0.9cm" svg:y1="4.4cm" svg:x2="10.5cm" svg:y2="4.4cm">
              <text:p/>
            </draw:line>
            <draw:line draw:style-name="gr6" draw:text-style-name="P1" draw:layer="layout" svg:x1="0.9cm" svg:y1="4.8cm" svg:x2="10.5cm" svg:y2="4.8cm">
              <text:p/>
            </draw:line>
            <draw:line draw:style-name="gr6" draw:text-style-name="P1" draw:layer="layout" svg:x1="0.9cm" svg:y1="5.2cm" svg:x2="10.5cm" svg:y2="5.2cm">
              <text:p/>
            </draw:line>
          </draw:g>
          <draw:g>
            <draw:line draw:style-name="gr6" draw:text-style-name="P1" draw:layer="layout" svg:x1="0.9cm" svg:y1="5.6cm" svg:x2="10.5cm" svg:y2="5.6cm">
              <text:p/>
            </draw:line>
            <draw:line draw:style-name="gr6" draw:text-style-name="P1" draw:layer="layout" svg:x1="0.9cm" svg:y1="6cm" svg:x2="10.5cm" svg:y2="6cm">
              <text:p/>
            </draw:line>
            <draw:line draw:style-name="gr6" draw:text-style-name="P1" draw:layer="layout" svg:x1="0.9cm" svg:y1="6.4cm" svg:x2="10.5cm" svg:y2="6.4cm">
              <text:p/>
            </draw:line>
            <draw:line draw:style-name="gr6" draw:text-style-name="P1" draw:layer="layout" svg:x1="0.9cm" svg:y1="6.8cm" svg:x2="10.5cm" svg:y2="6.8cm">
              <text:p/>
            </draw:line>
          </draw:g>
          <draw:g>
            <draw:line draw:style-name="gr6" draw:text-style-name="P1" draw:layer="layout" svg:x1="0.9cm" svg:y1="7.2cm" svg:x2="10.5cm" svg:y2="7.2cm">
              <text:p/>
            </draw:line>
            <draw:line draw:style-name="gr6" draw:text-style-name="P1" draw:layer="layout" svg:x1="0.9cm" svg:y1="7.6cm" svg:x2="10.5cm" svg:y2="7.6cm">
              <text:p/>
            </draw:line>
            <draw:line draw:style-name="gr6" draw:text-style-name="P1" draw:layer="layout" svg:x1="0.9cm" svg:y1="8cm" svg:x2="10.5cm" svg:y2="8cm">
              <text:p/>
            </draw:line>
            <draw:line draw:style-name="gr6" draw:text-style-name="P1" draw:layer="layout" svg:x1="0.9cm" svg:y1="8.4cm" svg:x2="10.5cm" svg:y2="8.4cm">
              <text:p/>
            </draw:line>
          </draw:g>
          <draw:g>
            <draw:line draw:style-name="gr6" draw:text-style-name="P1" draw:layer="layout" svg:x1="0.9cm" svg:y1="8.8cm" svg:x2="10.5cm" svg:y2="8.8cm">
              <text:p/>
            </draw:line>
            <draw:line draw:style-name="gr6" draw:text-style-name="P1" draw:layer="layout" svg:x1="0.9cm" svg:y1="9.2cm" svg:x2="10.5cm" svg:y2="9.2cm">
              <text:p/>
            </draw:line>
            <draw:line draw:style-name="gr6" draw:text-style-name="P1" draw:layer="layout" svg:x1="0.9cm" svg:y1="9.6cm" svg:x2="10.5cm" svg:y2="9.6cm">
              <text:p/>
            </draw:line>
            <draw:line draw:style-name="gr6" draw:text-style-name="P1" draw:layer="layout" svg:x1="0.9cm" svg:y1="10cm" svg:x2="10.5cm" svg:y2="10cm">
              <text:p/>
            </draw:line>
          </draw:g>
          <draw:line draw:style-name="gr6" draw:text-style-name="P1" draw:layer="layout" svg:x1="0.9cm" svg:y1="10.4cm" svg:x2="10.5cm" svg:y2="10.4cm">
            <text:p/>
          </draw:line>
          <draw:g>
            <draw:line draw:style-name="gr6" draw:text-style-name="P1" draw:layer="layout" svg:x1="0.9cm" svg:y1="2cm" svg:x2="0.9cm" svg:y2="10.8cm">
              <text:p/>
            </draw:line>
            <draw:line draw:style-name="gr6" draw:text-style-name="P1" draw:layer="layout" svg:x1="1.3cm" svg:y1="2cm" svg:x2="1.3cm" svg:y2="10.8cm">
              <text:p/>
            </draw:line>
            <draw:line draw:style-name="gr6" draw:text-style-name="P1" draw:layer="layout" svg:x1="1.7cm" svg:y1="2cm" svg:x2="1.7cm" svg:y2="10.8cm">
              <text:p/>
            </draw:line>
            <draw:line draw:style-name="gr6" draw:text-style-name="P1" draw:layer="layout" svg:x1="2.1cm" svg:y1="2cm" svg:x2="2.1cm" svg:y2="10.8cm">
              <text:p/>
            </draw:line>
          </draw:g>
          <draw:g>
            <draw:line draw:style-name="gr6" draw:text-style-name="P1" draw:layer="layout" svg:x1="2.5cm" svg:y1="2cm" svg:x2="2.5cm" svg:y2="10.8cm">
              <text:p/>
            </draw:line>
            <draw:line draw:style-name="gr6" draw:text-style-name="P1" draw:layer="layout" svg:x1="2.9cm" svg:y1="2cm" svg:x2="2.9cm" svg:y2="10.8cm">
              <text:p/>
            </draw:line>
            <draw:line draw:style-name="gr6" draw:text-style-name="P1" draw:layer="layout" svg:x1="3.3cm" svg:y1="2cm" svg:x2="3.3cm" svg:y2="10.8cm">
              <text:p/>
            </draw:line>
            <draw:line draw:style-name="gr6" draw:text-style-name="P1" draw:layer="layout" svg:x1="3.7cm" svg:y1="2cm" svg:x2="3.7cm" svg:y2="10.8cm">
              <text:p/>
            </draw:line>
          </draw:g>
          <draw:g>
            <draw:line draw:style-name="gr6" draw:text-style-name="P1" draw:layer="layout" svg:x1="4.1cm" svg:y1="2cm" svg:x2="4.1cm" svg:y2="10.8cm">
              <text:p/>
            </draw:line>
            <draw:line draw:style-name="gr6" draw:text-style-name="P1" draw:layer="layout" svg:x1="4.5cm" svg:y1="2cm" svg:x2="4.5cm" svg:y2="10.8cm">
              <text:p/>
            </draw:line>
            <draw:line draw:style-name="gr6" draw:text-style-name="P1" draw:layer="layout" svg:x1="4.9cm" svg:y1="2cm" svg:x2="4.9cm" svg:y2="10.8cm">
              <text:p/>
            </draw:line>
            <draw:line draw:style-name="gr6" draw:text-style-name="P1" draw:layer="layout" svg:x1="5.3cm" svg:y1="2cm" svg:x2="5.3cm" svg:y2="10.8cm">
              <text:p/>
            </draw:line>
          </draw:g>
          <draw:g>
            <draw:line draw:style-name="gr6" draw:text-style-name="P1" draw:layer="layout" svg:x1="5.7cm" svg:y1="2cm" svg:x2="5.7cm" svg:y2="10.8cm">
              <text:p/>
            </draw:line>
            <draw:line draw:style-name="gr6" draw:text-style-name="P1" draw:layer="layout" svg:x1="6.1cm" svg:y1="2cm" svg:x2="6.1cm" svg:y2="10.8cm">
              <text:p/>
            </draw:line>
            <draw:line draw:style-name="gr6" draw:text-style-name="P1" draw:layer="layout" svg:x1="6.5cm" svg:y1="2cm" svg:x2="6.5cm" svg:y2="10.8cm">
              <text:p/>
            </draw:line>
            <draw:line draw:style-name="gr6" draw:text-style-name="P1" draw:layer="layout" svg:x1="6.9cm" svg:y1="2cm" svg:x2="6.9cm" svg:y2="10.8cm">
              <text:p/>
            </draw:line>
          </draw:g>
          <draw:g>
            <draw:line draw:style-name="gr6" draw:text-style-name="P1" draw:layer="layout" svg:x1="7.3cm" svg:y1="2cm" svg:x2="7.3cm" svg:y2="10.8cm">
              <text:p/>
            </draw:line>
            <draw:line draw:style-name="gr6" draw:text-style-name="P1" draw:layer="layout" svg:x1="7.7cm" svg:y1="2cm" svg:x2="7.7cm" svg:y2="10.8cm">
              <text:p/>
            </draw:line>
            <draw:line draw:style-name="gr6" draw:text-style-name="P1" draw:layer="layout" svg:x1="8.1cm" svg:y1="2cm" svg:x2="8.1cm" svg:y2="10.8cm">
              <text:p/>
            </draw:line>
            <draw:line draw:style-name="gr6" draw:text-style-name="P1" draw:layer="layout" svg:x1="8.5cm" svg:y1="2cm" svg:x2="8.5cm" svg:y2="10.8cm">
              <text:p/>
            </draw:line>
          </draw:g>
          <draw:line draw:style-name="gr6" draw:text-style-name="P1" draw:layer="layout" svg:x1="0.9cm" svg:y1="10.8cm" svg:x2="10.5cm" svg:y2="10.8cm">
            <text:p/>
          </draw:line>
          <draw:g>
            <draw:line draw:style-name="gr6" draw:text-style-name="P1" draw:layer="layout" svg:x1="8.9cm" svg:y1="2cm" svg:x2="8.9cm" svg:y2="10.8cm">
              <text:p/>
            </draw:line>
            <draw:line draw:style-name="gr6" draw:text-style-name="P1" draw:layer="layout" svg:x1="9.3cm" svg:y1="2cm" svg:x2="9.3cm" svg:y2="10.8cm">
              <text:p/>
            </draw:line>
            <draw:line draw:style-name="gr6" draw:text-style-name="P1" draw:layer="layout" svg:x1="9.7cm" svg:y1="2cm" svg:x2="9.7cm" svg:y2="10.8cm">
              <text:p/>
            </draw:line>
            <draw:line draw:style-name="gr6" draw:text-style-name="P1" draw:layer="layout" svg:x1="10.1cm" svg:y1="2cm" svg:x2="10.1cm" svg:y2="10.8cm">
              <text:p/>
            </draw:line>
          </draw:g>
        </draw:g>
        <draw:g>
          <draw:g>
            <draw:line draw:style-name="gr6" draw:text-style-name="P1" draw:layer="layout" svg:x1="10.5cm" svg:y1="2.4cm" svg:x2="20.1cm" svg:y2="2.4cm">
              <text:p/>
            </draw:line>
            <draw:line draw:style-name="gr6" draw:text-style-name="P1" draw:layer="layout" svg:x1="10.5cm" svg:y1="2.8cm" svg:x2="20.1cm" svg:y2="2.8cm">
              <text:p/>
            </draw:line>
            <draw:line draw:style-name="gr6" draw:text-style-name="P1" draw:layer="layout" svg:x1="10.5cm" svg:y1="3.2cm" svg:x2="20.1cm" svg:y2="3.2cm">
              <text:p/>
            </draw:line>
            <draw:line draw:style-name="gr6" draw:text-style-name="P1" draw:layer="layout" svg:x1="10.5cm" svg:y1="3.6cm" svg:x2="20.1cm" svg:y2="3.6cm">
              <text:p/>
            </draw:line>
          </draw:g>
          <draw:g>
            <draw:line draw:style-name="gr6" draw:text-style-name="P1" draw:layer="layout" svg:x1="10.5cm" svg:y1="4cm" svg:x2="20.1cm" svg:y2="4cm">
              <text:p/>
            </draw:line>
            <draw:line draw:style-name="gr6" draw:text-style-name="P1" draw:layer="layout" svg:x1="10.5cm" svg:y1="4.4cm" svg:x2="20.1cm" svg:y2="4.4cm">
              <text:p/>
            </draw:line>
            <draw:line draw:style-name="gr6" draw:text-style-name="P1" draw:layer="layout" svg:x1="10.5cm" svg:y1="4.8cm" svg:x2="20.1cm" svg:y2="4.8cm">
              <text:p/>
            </draw:line>
            <draw:line draw:style-name="gr6" draw:text-style-name="P1" draw:layer="layout" svg:x1="10.5cm" svg:y1="5.2cm" svg:x2="20.1cm" svg:y2="5.2cm">
              <text:p/>
            </draw:line>
          </draw:g>
          <draw:g>
            <draw:line draw:style-name="gr6" draw:text-style-name="P1" draw:layer="layout" svg:x1="10.5cm" svg:y1="5.6cm" svg:x2="20.1cm" svg:y2="5.6cm">
              <text:p/>
            </draw:line>
            <draw:line draw:style-name="gr6" draw:text-style-name="P1" draw:layer="layout" svg:x1="10.5cm" svg:y1="6cm" svg:x2="20.1cm" svg:y2="6cm">
              <text:p/>
            </draw:line>
            <draw:line draw:style-name="gr6" draw:text-style-name="P1" draw:layer="layout" svg:x1="10.5cm" svg:y1="6.4cm" svg:x2="20.1cm" svg:y2="6.4cm">
              <text:p/>
            </draw:line>
            <draw:line draw:style-name="gr6" draw:text-style-name="P1" draw:layer="layout" svg:x1="10.5cm" svg:y1="6.8cm" svg:x2="20.1cm" svg:y2="6.8cm">
              <text:p/>
            </draw:line>
          </draw:g>
          <draw:g>
            <draw:line draw:style-name="gr6" draw:text-style-name="P1" draw:layer="layout" svg:x1="10.5cm" svg:y1="7.2cm" svg:x2="20.1cm" svg:y2="7.2cm">
              <text:p/>
            </draw:line>
            <draw:line draw:style-name="gr6" draw:text-style-name="P1" draw:layer="layout" svg:x1="10.5cm" svg:y1="7.6cm" svg:x2="20.1cm" svg:y2="7.6cm">
              <text:p/>
            </draw:line>
            <draw:line draw:style-name="gr6" draw:text-style-name="P1" draw:layer="layout" svg:x1="10.5cm" svg:y1="8cm" svg:x2="20.1cm" svg:y2="8cm">
              <text:p/>
            </draw:line>
            <draw:line draw:style-name="gr6" draw:text-style-name="P1" draw:layer="layout" svg:x1="10.5cm" svg:y1="8.4cm" svg:x2="20.1cm" svg:y2="8.4cm">
              <text:p/>
            </draw:line>
          </draw:g>
          <draw:g>
            <draw:line draw:style-name="gr6" draw:text-style-name="P1" draw:layer="layout" svg:x1="10.5cm" svg:y1="8.8cm" svg:x2="20.1cm" svg:y2="8.8cm">
              <text:p/>
            </draw:line>
            <draw:line draw:style-name="gr6" draw:text-style-name="P1" draw:layer="layout" svg:x1="10.5cm" svg:y1="9.2cm" svg:x2="20.1cm" svg:y2="9.2cm">
              <text:p/>
            </draw:line>
            <draw:line draw:style-name="gr6" draw:text-style-name="P1" draw:layer="layout" svg:x1="10.5cm" svg:y1="9.6cm" svg:x2="20.1cm" svg:y2="9.6cm">
              <text:p/>
            </draw:line>
            <draw:line draw:style-name="gr6" draw:text-style-name="P1" draw:layer="layout" svg:x1="10.5cm" svg:y1="10cm" svg:x2="20.1cm" svg:y2="10cm">
              <text:p/>
            </draw:line>
          </draw:g>
          <draw:line draw:style-name="gr6" draw:text-style-name="P1" draw:layer="layout" svg:x1="10.5cm" svg:y1="10.4cm" svg:x2="20.1cm" svg:y2="10.4cm">
            <text:p/>
          </draw:line>
          <draw:g>
            <draw:line draw:style-name="gr6" draw:text-style-name="P1" draw:layer="layout" svg:x1="10.5cm" svg:y1="2cm" svg:x2="10.5cm" svg:y2="10.8cm">
              <text:p/>
            </draw:line>
            <draw:line draw:style-name="gr6" draw:text-style-name="P1" draw:layer="layout" svg:x1="10.9cm" svg:y1="2cm" svg:x2="10.9cm" svg:y2="10.8cm">
              <text:p/>
            </draw:line>
            <draw:line draw:style-name="gr6" draw:text-style-name="P1" draw:layer="layout" svg:x1="11.3cm" svg:y1="2cm" svg:x2="11.3cm" svg:y2="10.8cm">
              <text:p/>
            </draw:line>
            <draw:line draw:style-name="gr6" draw:text-style-name="P1" draw:layer="layout" svg:x1="11.7cm" svg:y1="2cm" svg:x2="11.7cm" svg:y2="10.8cm">
              <text:p/>
            </draw:line>
          </draw:g>
          <draw:g>
            <draw:line draw:style-name="gr6" draw:text-style-name="P1" draw:layer="layout" svg:x1="12.1cm" svg:y1="2cm" svg:x2="12.1cm" svg:y2="10.8cm">
              <text:p/>
            </draw:line>
            <draw:line draw:style-name="gr6" draw:text-style-name="P1" draw:layer="layout" svg:x1="12.5cm" svg:y1="2cm" svg:x2="12.5cm" svg:y2="10.8cm">
              <text:p/>
            </draw:line>
            <draw:line draw:style-name="gr6" draw:text-style-name="P1" draw:layer="layout" svg:x1="12.9cm" svg:y1="2cm" svg:x2="12.9cm" svg:y2="10.8cm">
              <text:p/>
            </draw:line>
            <draw:line draw:style-name="gr6" draw:text-style-name="P1" draw:layer="layout" svg:x1="13.3cm" svg:y1="2cm" svg:x2="13.3cm" svg:y2="10.8cm">
              <text:p/>
            </draw:line>
          </draw:g>
          <draw:g>
            <draw:line draw:style-name="gr6" draw:text-style-name="P1" draw:layer="layout" svg:x1="13.7cm" svg:y1="2cm" svg:x2="13.7cm" svg:y2="10.8cm">
              <text:p/>
            </draw:line>
            <draw:line draw:style-name="gr6" draw:text-style-name="P1" draw:layer="layout" svg:x1="14.1cm" svg:y1="2cm" svg:x2="14.1cm" svg:y2="10.8cm">
              <text:p/>
            </draw:line>
            <draw:line draw:style-name="gr6" draw:text-style-name="P1" draw:layer="layout" svg:x1="14.5cm" svg:y1="2cm" svg:x2="14.5cm" svg:y2="10.8cm">
              <text:p/>
            </draw:line>
            <draw:line draw:style-name="gr6" draw:text-style-name="P1" draw:layer="layout" svg:x1="14.9cm" svg:y1="2cm" svg:x2="14.9cm" svg:y2="10.8cm">
              <text:p/>
            </draw:line>
          </draw:g>
          <draw:g>
            <draw:line draw:style-name="gr6" draw:text-style-name="P1" draw:layer="layout" svg:x1="15.3cm" svg:y1="2cm" svg:x2="15.3cm" svg:y2="10.8cm">
              <text:p/>
            </draw:line>
            <draw:line draw:style-name="gr6" draw:text-style-name="P1" draw:layer="layout" svg:x1="15.7cm" svg:y1="2cm" svg:x2="15.7cm" svg:y2="10.8cm">
              <text:p/>
            </draw:line>
            <draw:line draw:style-name="gr6" draw:text-style-name="P1" draw:layer="layout" svg:x1="16.1cm" svg:y1="2cm" svg:x2="16.1cm" svg:y2="10.8cm">
              <text:p/>
            </draw:line>
            <draw:line draw:style-name="gr6" draw:text-style-name="P1" draw:layer="layout" svg:x1="16.5cm" svg:y1="2cm" svg:x2="16.5cm" svg:y2="10.8cm">
              <text:p/>
            </draw:line>
          </draw:g>
          <draw:g>
            <draw:line draw:style-name="gr6" draw:text-style-name="P1" draw:layer="layout" svg:x1="16.9cm" svg:y1="2cm" svg:x2="16.9cm" svg:y2="10.8cm">
              <text:p/>
            </draw:line>
            <draw:line draw:style-name="gr6" draw:text-style-name="P1" draw:layer="layout" svg:x1="17.3cm" svg:y1="2cm" svg:x2="17.3cm" svg:y2="10.8cm">
              <text:p/>
            </draw:line>
            <draw:line draw:style-name="gr6" draw:text-style-name="P1" draw:layer="layout" svg:x1="17.7cm" svg:y1="2cm" svg:x2="17.7cm" svg:y2="10.8cm">
              <text:p/>
            </draw:line>
            <draw:line draw:style-name="gr6" draw:text-style-name="P1" draw:layer="layout" svg:x1="18.1cm" svg:y1="2cm" svg:x2="18.1cm" svg:y2="10.8cm">
              <text:p/>
            </draw:line>
          </draw:g>
          <draw:line draw:style-name="gr6" draw:text-style-name="P1" draw:layer="layout" svg:x1="10.5cm" svg:y1="10.8cm" svg:x2="20.1cm" svg:y2="10.8cm">
            <text:p/>
          </draw:line>
          <draw:g>
            <draw:line draw:style-name="gr6" draw:text-style-name="P1" draw:layer="layout" svg:x1="18.5cm" svg:y1="2cm" svg:x2="18.5cm" svg:y2="10.8cm">
              <text:p/>
            </draw:line>
            <draw:line draw:style-name="gr6" draw:text-style-name="P1" draw:layer="layout" svg:x1="18.9cm" svg:y1="2cm" svg:x2="18.9cm" svg:y2="10.8cm">
              <text:p/>
            </draw:line>
            <draw:line draw:style-name="gr6" draw:text-style-name="P1" draw:layer="layout" svg:x1="19.3cm" svg:y1="2cm" svg:x2="19.3cm" svg:y2="10.8cm">
              <text:p/>
            </draw:line>
            <draw:line draw:style-name="gr6" draw:text-style-name="P1" draw:layer="layout" svg:x1="19.7cm" svg:y1="2cm" svg:x2="19.7cm" svg:y2="10.8cm">
              <text:p/>
            </draw:line>
          </draw:g>
        </draw:g>
        <draw:g>
          <draw:g>
            <draw:line draw:style-name="gr6" draw:text-style-name="P1" draw:layer="layout" svg:x1="0.9cm" svg:y1="11.2cm" svg:x2="10.5cm" svg:y2="11.2cm">
              <text:p/>
            </draw:line>
            <draw:line draw:style-name="gr6" draw:text-style-name="P1" draw:layer="layout" svg:x1="0.9cm" svg:y1="11.6cm" svg:x2="10.5cm" svg:y2="11.6cm">
              <text:p/>
            </draw:line>
            <draw:line draw:style-name="gr6" draw:text-style-name="P1" draw:layer="layout" svg:x1="0.9cm" svg:y1="12cm" svg:x2="10.5cm" svg:y2="12cm">
              <text:p/>
            </draw:line>
            <draw:line draw:style-name="gr6" draw:text-style-name="P1" draw:layer="layout" svg:x1="0.9cm" svg:y1="12.4cm" svg:x2="10.5cm" svg:y2="12.4cm">
              <text:p/>
            </draw:line>
          </draw:g>
          <draw:g>
            <draw:line draw:style-name="gr6" draw:text-style-name="P1" draw:layer="layout" svg:x1="0.9cm" svg:y1="12.8cm" svg:x2="10.5cm" svg:y2="12.8cm">
              <text:p/>
            </draw:line>
            <draw:line draw:style-name="gr6" draw:text-style-name="P1" draw:layer="layout" svg:x1="0.9cm" svg:y1="13.2cm" svg:x2="10.5cm" svg:y2="13.2cm">
              <text:p/>
            </draw:line>
            <draw:line draw:style-name="gr6" draw:text-style-name="P1" draw:layer="layout" svg:x1="0.9cm" svg:y1="13.6cm" svg:x2="10.5cm" svg:y2="13.6cm">
              <text:p/>
            </draw:line>
            <draw:line draw:style-name="gr6" draw:text-style-name="P1" draw:layer="layout" svg:x1="0.9cm" svg:y1="14cm" svg:x2="10.5cm" svg:y2="14cm">
              <text:p/>
            </draw:line>
          </draw:g>
          <draw:g>
            <draw:line draw:style-name="gr6" draw:text-style-name="P1" draw:layer="layout" svg:x1="0.9cm" svg:y1="14.4cm" svg:x2="10.5cm" svg:y2="14.4cm">
              <text:p/>
            </draw:line>
            <draw:line draw:style-name="gr6" draw:text-style-name="P1" draw:layer="layout" svg:x1="0.9cm" svg:y1="14.8cm" svg:x2="10.5cm" svg:y2="14.8cm">
              <text:p/>
            </draw:line>
            <draw:line draw:style-name="gr6" draw:text-style-name="P1" draw:layer="layout" svg:x1="0.9cm" svg:y1="15.2cm" svg:x2="10.5cm" svg:y2="15.2cm">
              <text:p/>
            </draw:line>
            <draw:line draw:style-name="gr6" draw:text-style-name="P1" draw:layer="layout" svg:x1="0.9cm" svg:y1="15.6cm" svg:x2="10.5cm" svg:y2="15.6cm">
              <text:p/>
            </draw:line>
          </draw:g>
          <draw:g>
            <draw:line draw:style-name="gr6" draw:text-style-name="P1" draw:layer="layout" svg:x1="0.9cm" svg:y1="16cm" svg:x2="10.5cm" svg:y2="16cm">
              <text:p/>
            </draw:line>
            <draw:line draw:style-name="gr6" draw:text-style-name="P1" draw:layer="layout" svg:x1="0.9cm" svg:y1="16.4cm" svg:x2="10.5cm" svg:y2="16.4cm">
              <text:p/>
            </draw:line>
            <draw:line draw:style-name="gr6" draw:text-style-name="P1" draw:layer="layout" svg:x1="0.9cm" svg:y1="16.8cm" svg:x2="10.5cm" svg:y2="16.8cm">
              <text:p/>
            </draw:line>
            <draw:line draw:style-name="gr6" draw:text-style-name="P1" draw:layer="layout" svg:x1="0.9cm" svg:y1="17.2cm" svg:x2="10.5cm" svg:y2="17.2cm">
              <text:p/>
            </draw:line>
          </draw:g>
          <draw:g>
            <draw:line draw:style-name="gr6" draw:text-style-name="P1" draw:layer="layout" svg:x1="0.9cm" svg:y1="17.6cm" svg:x2="10.5cm" svg:y2="17.6cm">
              <text:p/>
            </draw:line>
            <draw:line draw:style-name="gr6" draw:text-style-name="P1" draw:layer="layout" svg:x1="0.9cm" svg:y1="18cm" svg:x2="10.5cm" svg:y2="18cm">
              <text:p/>
            </draw:line>
            <draw:line draw:style-name="gr6" draw:text-style-name="P1" draw:layer="layout" svg:x1="0.9cm" svg:y1="18.4cm" svg:x2="10.5cm" svg:y2="18.4cm">
              <text:p/>
            </draw:line>
            <draw:line draw:style-name="gr6" draw:text-style-name="P1" draw:layer="layout" svg:x1="0.9cm" svg:y1="18.8cm" svg:x2="10.5cm" svg:y2="18.8cm">
              <text:p/>
            </draw:line>
          </draw:g>
          <draw:line draw:style-name="gr6" draw:text-style-name="P1" draw:layer="layout" svg:x1="0.9cm" svg:y1="19.2cm" svg:x2="10.5cm" svg:y2="19.2cm">
            <text:p/>
          </draw:line>
          <draw:g>
            <draw:line draw:style-name="gr6" draw:text-style-name="P1" draw:layer="layout" svg:x1="0.9cm" svg:y1="10.8cm" svg:x2="0.9cm" svg:y2="19.6cm">
              <text:p/>
            </draw:line>
            <draw:line draw:style-name="gr6" draw:text-style-name="P1" draw:layer="layout" svg:x1="1.3cm" svg:y1="10.8cm" svg:x2="1.3cm" svg:y2="19.6cm">
              <text:p/>
            </draw:line>
            <draw:line draw:style-name="gr6" draw:text-style-name="P1" draw:layer="layout" svg:x1="1.7cm" svg:y1="10.8cm" svg:x2="1.7cm" svg:y2="19.6cm">
              <text:p/>
            </draw:line>
            <draw:line draw:style-name="gr6" draw:text-style-name="P1" draw:layer="layout" svg:x1="2.1cm" svg:y1="10.8cm" svg:x2="2.1cm" svg:y2="19.6cm">
              <text:p/>
            </draw:line>
          </draw:g>
          <draw:g>
            <draw:line draw:style-name="gr6" draw:text-style-name="P1" draw:layer="layout" svg:x1="2.5cm" svg:y1="10.8cm" svg:x2="2.5cm" svg:y2="19.6cm">
              <text:p/>
            </draw:line>
            <draw:line draw:style-name="gr6" draw:text-style-name="P1" draw:layer="layout" svg:x1="2.9cm" svg:y1="10.8cm" svg:x2="2.9cm" svg:y2="19.6cm">
              <text:p/>
            </draw:line>
            <draw:line draw:style-name="gr6" draw:text-style-name="P1" draw:layer="layout" svg:x1="3.3cm" svg:y1="10.8cm" svg:x2="3.3cm" svg:y2="19.6cm">
              <text:p/>
            </draw:line>
            <draw:line draw:style-name="gr6" draw:text-style-name="P1" draw:layer="layout" svg:x1="3.7cm" svg:y1="10.8cm" svg:x2="3.7cm" svg:y2="19.6cm">
              <text:p/>
            </draw:line>
          </draw:g>
          <draw:g>
            <draw:line draw:style-name="gr6" draw:text-style-name="P1" draw:layer="layout" svg:x1="4.1cm" svg:y1="10.8cm" svg:x2="4.1cm" svg:y2="19.6cm">
              <text:p/>
            </draw:line>
            <draw:line draw:style-name="gr6" draw:text-style-name="P1" draw:layer="layout" svg:x1="4.5cm" svg:y1="10.8cm" svg:x2="4.5cm" svg:y2="19.6cm">
              <text:p/>
            </draw:line>
            <draw:line draw:style-name="gr6" draw:text-style-name="P1" draw:layer="layout" svg:x1="4.9cm" svg:y1="10.8cm" svg:x2="4.9cm" svg:y2="19.6cm">
              <text:p/>
            </draw:line>
            <draw:line draw:style-name="gr6" draw:text-style-name="P1" draw:layer="layout" svg:x1="5.3cm" svg:y1="10.8cm" svg:x2="5.3cm" svg:y2="19.6cm">
              <text:p/>
            </draw:line>
          </draw:g>
          <draw:g>
            <draw:line draw:style-name="gr6" draw:text-style-name="P1" draw:layer="layout" svg:x1="5.7cm" svg:y1="10.8cm" svg:x2="5.7cm" svg:y2="19.6cm">
              <text:p/>
            </draw:line>
            <draw:line draw:style-name="gr6" draw:text-style-name="P1" draw:layer="layout" svg:x1="6.1cm" svg:y1="10.8cm" svg:x2="6.1cm" svg:y2="19.6cm">
              <text:p/>
            </draw:line>
            <draw:line draw:style-name="gr6" draw:text-style-name="P1" draw:layer="layout" svg:x1="6.5cm" svg:y1="10.8cm" svg:x2="6.5cm" svg:y2="19.6cm">
              <text:p/>
            </draw:line>
            <draw:line draw:style-name="gr6" draw:text-style-name="P1" draw:layer="layout" svg:x1="6.9cm" svg:y1="10.8cm" svg:x2="6.9cm" svg:y2="19.6cm">
              <text:p/>
            </draw:line>
          </draw:g>
          <draw:g>
            <draw:line draw:style-name="gr6" draw:text-style-name="P1" draw:layer="layout" svg:x1="7.3cm" svg:y1="10.8cm" svg:x2="7.3cm" svg:y2="19.6cm">
              <text:p/>
            </draw:line>
            <draw:line draw:style-name="gr6" draw:text-style-name="P1" draw:layer="layout" svg:x1="7.7cm" svg:y1="10.8cm" svg:x2="7.7cm" svg:y2="19.6cm">
              <text:p/>
            </draw:line>
            <draw:line draw:style-name="gr6" draw:text-style-name="P1" draw:layer="layout" svg:x1="8.1cm" svg:y1="10.8cm" svg:x2="8.1cm" svg:y2="19.6cm">
              <text:p/>
            </draw:line>
            <draw:line draw:style-name="gr6" draw:text-style-name="P1" draw:layer="layout" svg:x1="8.5cm" svg:y1="10.8cm" svg:x2="8.5cm" svg:y2="19.6cm">
              <text:p/>
            </draw:line>
          </draw:g>
          <draw:line draw:style-name="gr6" draw:text-style-name="P1" draw:layer="layout" svg:x1="0.9cm" svg:y1="19.6cm" svg:x2="10.5cm" svg:y2="19.6cm">
            <text:p/>
          </draw:line>
          <draw:g>
            <draw:line draw:style-name="gr6" draw:text-style-name="P1" draw:layer="layout" svg:x1="8.9cm" svg:y1="10.8cm" svg:x2="8.9cm" svg:y2="19.6cm">
              <text:p/>
            </draw:line>
            <draw:line draw:style-name="gr6" draw:text-style-name="P1" draw:layer="layout" svg:x1="9.3cm" svg:y1="10.8cm" svg:x2="9.3cm" svg:y2="19.6cm">
              <text:p/>
            </draw:line>
            <draw:line draw:style-name="gr6" draw:text-style-name="P1" draw:layer="layout" svg:x1="9.7cm" svg:y1="10.8cm" svg:x2="9.7cm" svg:y2="19.6cm">
              <text:p/>
            </draw:line>
            <draw:line draw:style-name="gr6" draw:text-style-name="P1" draw:layer="layout" svg:x1="10.1cm" svg:y1="10.8cm" svg:x2="10.1cm" svg:y2="19.6cm">
              <text:p/>
            </draw:line>
          </draw:g>
        </draw:g>
        <draw:g>
          <draw:g>
            <draw:line draw:style-name="gr6" draw:text-style-name="P1" draw:layer="layout" svg:x1="10.5cm" svg:y1="11.2cm" svg:x2="20.1cm" svg:y2="11.2cm">
              <text:p/>
            </draw:line>
            <draw:line draw:style-name="gr6" draw:text-style-name="P1" draw:layer="layout" svg:x1="10.5cm" svg:y1="11.6cm" svg:x2="20.1cm" svg:y2="11.6cm">
              <text:p/>
            </draw:line>
            <draw:line draw:style-name="gr6" draw:text-style-name="P1" draw:layer="layout" svg:x1="10.5cm" svg:y1="12cm" svg:x2="20.1cm" svg:y2="12cm">
              <text:p/>
            </draw:line>
            <draw:line draw:style-name="gr6" draw:text-style-name="P1" draw:layer="layout" svg:x1="10.5cm" svg:y1="12.4cm" svg:x2="20.1cm" svg:y2="12.4cm">
              <text:p/>
            </draw:line>
          </draw:g>
          <draw:g>
            <draw:line draw:style-name="gr6" draw:text-style-name="P1" draw:layer="layout" svg:x1="10.5cm" svg:y1="12.8cm" svg:x2="20.1cm" svg:y2="12.8cm">
              <text:p/>
            </draw:line>
            <draw:line draw:style-name="gr6" draw:text-style-name="P1" draw:layer="layout" svg:x1="10.5cm" svg:y1="13.2cm" svg:x2="20.1cm" svg:y2="13.2cm">
              <text:p/>
            </draw:line>
            <draw:line draw:style-name="gr6" draw:text-style-name="P1" draw:layer="layout" svg:x1="10.5cm" svg:y1="13.6cm" svg:x2="20.1cm" svg:y2="13.6cm">
              <text:p/>
            </draw:line>
            <draw:line draw:style-name="gr6" draw:text-style-name="P1" draw:layer="layout" svg:x1="10.5cm" svg:y1="14cm" svg:x2="20.1cm" svg:y2="14cm">
              <text:p/>
            </draw:line>
          </draw:g>
          <draw:g>
            <draw:line draw:style-name="gr6" draw:text-style-name="P1" draw:layer="layout" svg:x1="10.5cm" svg:y1="14.4cm" svg:x2="20.1cm" svg:y2="14.4cm">
              <text:p/>
            </draw:line>
            <draw:line draw:style-name="gr6" draw:text-style-name="P1" draw:layer="layout" svg:x1="10.5cm" svg:y1="14.8cm" svg:x2="20.1cm" svg:y2="14.8cm">
              <text:p/>
            </draw:line>
            <draw:line draw:style-name="gr6" draw:text-style-name="P1" draw:layer="layout" svg:x1="10.5cm" svg:y1="15.2cm" svg:x2="20.1cm" svg:y2="15.2cm">
              <text:p/>
            </draw:line>
            <draw:line draw:style-name="gr6" draw:text-style-name="P1" draw:layer="layout" svg:x1="10.5cm" svg:y1="15.6cm" svg:x2="20.1cm" svg:y2="15.6cm">
              <text:p/>
            </draw:line>
          </draw:g>
          <draw:g>
            <draw:line draw:style-name="gr6" draw:text-style-name="P1" draw:layer="layout" svg:x1="10.5cm" svg:y1="16cm" svg:x2="20.1cm" svg:y2="16cm">
              <text:p/>
            </draw:line>
            <draw:line draw:style-name="gr6" draw:text-style-name="P1" draw:layer="layout" svg:x1="10.5cm" svg:y1="16.4cm" svg:x2="20.1cm" svg:y2="16.4cm">
              <text:p/>
            </draw:line>
            <draw:line draw:style-name="gr6" draw:text-style-name="P1" draw:layer="layout" svg:x1="10.5cm" svg:y1="16.8cm" svg:x2="20.1cm" svg:y2="16.8cm">
              <text:p/>
            </draw:line>
            <draw:line draw:style-name="gr6" draw:text-style-name="P1" draw:layer="layout" svg:x1="10.5cm" svg:y1="17.2cm" svg:x2="20.1cm" svg:y2="17.2cm">
              <text:p/>
            </draw:line>
          </draw:g>
          <draw:g>
            <draw:line draw:style-name="gr6" draw:text-style-name="P1" draw:layer="layout" svg:x1="10.5cm" svg:y1="17.6cm" svg:x2="20.1cm" svg:y2="17.6cm">
              <text:p/>
            </draw:line>
            <draw:line draw:style-name="gr6" draw:text-style-name="P1" draw:layer="layout" svg:x1="10.5cm" svg:y1="18cm" svg:x2="20.1cm" svg:y2="18cm">
              <text:p/>
            </draw:line>
            <draw:line draw:style-name="gr6" draw:text-style-name="P1" draw:layer="layout" svg:x1="10.5cm" svg:y1="18.4cm" svg:x2="20.1cm" svg:y2="18.4cm">
              <text:p/>
            </draw:line>
            <draw:line draw:style-name="gr6" draw:text-style-name="P1" draw:layer="layout" svg:x1="10.5cm" svg:y1="18.8cm" svg:x2="20.1cm" svg:y2="18.8cm">
              <text:p/>
            </draw:line>
          </draw:g>
          <draw:line draw:style-name="gr6" draw:text-style-name="P1" draw:layer="layout" svg:x1="10.5cm" svg:y1="19.2cm" svg:x2="20.1cm" svg:y2="19.2cm">
            <text:p/>
          </draw:line>
          <draw:g>
            <draw:line draw:style-name="gr6" draw:text-style-name="P1" draw:layer="layout" svg:x1="10.5cm" svg:y1="10.8cm" svg:x2="10.5cm" svg:y2="19.6cm">
              <text:p/>
            </draw:line>
            <draw:line draw:style-name="gr6" draw:text-style-name="P1" draw:layer="layout" svg:x1="10.9cm" svg:y1="10.8cm" svg:x2="10.9cm" svg:y2="19.6cm">
              <text:p/>
            </draw:line>
            <draw:line draw:style-name="gr6" draw:text-style-name="P1" draw:layer="layout" svg:x1="11.3cm" svg:y1="10.8cm" svg:x2="11.3cm" svg:y2="19.6cm">
              <text:p/>
            </draw:line>
            <draw:line draw:style-name="gr6" draw:text-style-name="P1" draw:layer="layout" svg:x1="11.7cm" svg:y1="10.8cm" svg:x2="11.7cm" svg:y2="19.6cm">
              <text:p/>
            </draw:line>
          </draw:g>
          <draw:g>
            <draw:line draw:style-name="gr6" draw:text-style-name="P1" draw:layer="layout" svg:x1="12.1cm" svg:y1="10.8cm" svg:x2="12.1cm" svg:y2="19.6cm">
              <text:p/>
            </draw:line>
            <draw:line draw:style-name="gr6" draw:text-style-name="P1" draw:layer="layout" svg:x1="12.5cm" svg:y1="10.8cm" svg:x2="12.5cm" svg:y2="19.6cm">
              <text:p/>
            </draw:line>
            <draw:line draw:style-name="gr6" draw:text-style-name="P1" draw:layer="layout" svg:x1="12.9cm" svg:y1="10.8cm" svg:x2="12.9cm" svg:y2="19.6cm">
              <text:p/>
            </draw:line>
            <draw:line draw:style-name="gr6" draw:text-style-name="P1" draw:layer="layout" svg:x1="13.3cm" svg:y1="10.8cm" svg:x2="13.3cm" svg:y2="19.6cm">
              <text:p/>
            </draw:line>
          </draw:g>
          <draw:g>
            <draw:line draw:style-name="gr6" draw:text-style-name="P1" draw:layer="layout" svg:x1="13.7cm" svg:y1="10.8cm" svg:x2="13.7cm" svg:y2="19.6cm">
              <text:p/>
            </draw:line>
            <draw:line draw:style-name="gr6" draw:text-style-name="P1" draw:layer="layout" svg:x1="14.1cm" svg:y1="10.8cm" svg:x2="14.1cm" svg:y2="19.6cm">
              <text:p/>
            </draw:line>
            <draw:line draw:style-name="gr6" draw:text-style-name="P1" draw:layer="layout" svg:x1="14.5cm" svg:y1="10.8cm" svg:x2="14.5cm" svg:y2="19.6cm">
              <text:p/>
            </draw:line>
            <draw:line draw:style-name="gr6" draw:text-style-name="P1" draw:layer="layout" svg:x1="14.9cm" svg:y1="10.8cm" svg:x2="14.9cm" svg:y2="19.6cm">
              <text:p/>
            </draw:line>
          </draw:g>
          <draw:g>
            <draw:line draw:style-name="gr6" draw:text-style-name="P1" draw:layer="layout" svg:x1="15.3cm" svg:y1="10.8cm" svg:x2="15.3cm" svg:y2="19.6cm">
              <text:p/>
            </draw:line>
            <draw:line draw:style-name="gr6" draw:text-style-name="P1" draw:layer="layout" svg:x1="15.7cm" svg:y1="10.8cm" svg:x2="15.7cm" svg:y2="19.6cm">
              <text:p/>
            </draw:line>
            <draw:line draw:style-name="gr6" draw:text-style-name="P1" draw:layer="layout" svg:x1="16.1cm" svg:y1="10.8cm" svg:x2="16.1cm" svg:y2="19.6cm">
              <text:p/>
            </draw:line>
            <draw:line draw:style-name="gr6" draw:text-style-name="P1" draw:layer="layout" svg:x1="16.5cm" svg:y1="10.8cm" svg:x2="16.5cm" svg:y2="19.6cm">
              <text:p/>
            </draw:line>
          </draw:g>
          <draw:g>
            <draw:line draw:style-name="gr6" draw:text-style-name="P1" draw:layer="layout" svg:x1="16.9cm" svg:y1="10.8cm" svg:x2="16.9cm" svg:y2="19.6cm">
              <text:p/>
            </draw:line>
            <draw:line draw:style-name="gr6" draw:text-style-name="P1" draw:layer="layout" svg:x1="17.3cm" svg:y1="10.8cm" svg:x2="17.3cm" svg:y2="19.6cm">
              <text:p/>
            </draw:line>
            <draw:line draw:style-name="gr6" draw:text-style-name="P1" draw:layer="layout" svg:x1="17.7cm" svg:y1="10.8cm" svg:x2="17.7cm" svg:y2="19.6cm">
              <text:p/>
            </draw:line>
            <draw:line draw:style-name="gr6" draw:text-style-name="P1" draw:layer="layout" svg:x1="18.1cm" svg:y1="10.8cm" svg:x2="18.1cm" svg:y2="19.6cm">
              <text:p/>
            </draw:line>
          </draw:g>
          <draw:line draw:style-name="gr6" draw:text-style-name="P1" draw:layer="layout" svg:x1="10.5cm" svg:y1="19.6cm" svg:x2="20.1cm" svg:y2="19.6cm">
            <text:p/>
          </draw:line>
          <draw:g>
            <draw:line draw:style-name="gr6" draw:text-style-name="P1" draw:layer="layout" svg:x1="18.5cm" svg:y1="10.8cm" svg:x2="18.5cm" svg:y2="19.6cm">
              <text:p/>
            </draw:line>
            <draw:line draw:style-name="gr6" draw:text-style-name="P1" draw:layer="layout" svg:x1="18.9cm" svg:y1="10.8cm" svg:x2="18.9cm" svg:y2="19.6cm">
              <text:p/>
            </draw:line>
            <draw:line draw:style-name="gr6" draw:text-style-name="P1" draw:layer="layout" svg:x1="19.3cm" svg:y1="10.8cm" svg:x2="19.3cm" svg:y2="19.6cm">
              <text:p/>
            </draw:line>
            <draw:line draw:style-name="gr6" draw:text-style-name="P1" draw:layer="layout" svg:x1="19.7cm" svg:y1="10.8cm" svg:x2="19.7cm" svg:y2="19.6cm">
              <text:p/>
            </draw:line>
          </draw:g>
        </draw:g>
        <draw:g>
          <draw:g>
            <draw:line draw:style-name="gr6" draw:text-style-name="P1" draw:layer="layout" svg:x1="0.9cm" svg:y1="20cm" svg:x2="10.5cm" svg:y2="20cm">
              <text:p/>
            </draw:line>
            <draw:line draw:style-name="gr6" draw:text-style-name="P1" draw:layer="layout" svg:x1="0.9cm" svg:y1="20.4cm" svg:x2="10.5cm" svg:y2="20.4cm">
              <text:p/>
            </draw:line>
            <draw:line draw:style-name="gr6" draw:text-style-name="P1" draw:layer="layout" svg:x1="0.9cm" svg:y1="20.8cm" svg:x2="10.5cm" svg:y2="20.8cm">
              <text:p/>
            </draw:line>
            <draw:line draw:style-name="gr6" draw:text-style-name="P1" draw:layer="layout" svg:x1="0.9cm" svg:y1="21.2cm" svg:x2="10.5cm" svg:y2="21.2cm">
              <text:p/>
            </draw:line>
          </draw:g>
          <draw:g>
            <draw:line draw:style-name="gr6" draw:text-style-name="P1" draw:layer="layout" svg:x1="0.9cm" svg:y1="21.6cm" svg:x2="10.5cm" svg:y2="21.6cm">
              <text:p/>
            </draw:line>
            <draw:line draw:style-name="gr6" draw:text-style-name="P1" draw:layer="layout" svg:x1="0.9cm" svg:y1="22cm" svg:x2="10.5cm" svg:y2="22cm">
              <text:p/>
            </draw:line>
            <draw:line draw:style-name="gr6" draw:text-style-name="P1" draw:layer="layout" svg:x1="0.9cm" svg:y1="22.4cm" svg:x2="10.5cm" svg:y2="22.4cm">
              <text:p/>
            </draw:line>
            <draw:line draw:style-name="gr6" draw:text-style-name="P1" draw:layer="layout" svg:x1="0.9cm" svg:y1="22.8cm" svg:x2="10.5cm" svg:y2="22.8cm">
              <text:p/>
            </draw:line>
          </draw:g>
          <draw:g>
            <draw:line draw:style-name="gr6" draw:text-style-name="P1" draw:layer="layout" svg:x1="0.9cm" svg:y1="23.2cm" svg:x2="10.5cm" svg:y2="23.2cm">
              <text:p/>
            </draw:line>
            <draw:line draw:style-name="gr6" draw:text-style-name="P1" draw:layer="layout" svg:x1="0.9cm" svg:y1="23.6cm" svg:x2="10.5cm" svg:y2="23.6cm">
              <text:p/>
            </draw:line>
            <draw:line draw:style-name="gr6" draw:text-style-name="P1" draw:layer="layout" svg:x1="0.9cm" svg:y1="24cm" svg:x2="10.5cm" svg:y2="24cm">
              <text:p/>
            </draw:line>
            <draw:line draw:style-name="gr6" draw:text-style-name="P1" draw:layer="layout" svg:x1="0.9cm" svg:y1="24.4cm" svg:x2="10.5cm" svg:y2="24.4cm">
              <text:p/>
            </draw:line>
          </draw:g>
          <draw:g>
            <draw:line draw:style-name="gr6" draw:text-style-name="P1" draw:layer="layout" svg:x1="0.9cm" svg:y1="24.8cm" svg:x2="10.5cm" svg:y2="24.8cm">
              <text:p/>
            </draw:line>
            <draw:line draw:style-name="gr6" draw:text-style-name="P1" draw:layer="layout" svg:x1="0.9cm" svg:y1="25.2cm" svg:x2="10.5cm" svg:y2="25.2cm">
              <text:p/>
            </draw:line>
            <draw:line draw:style-name="gr6" draw:text-style-name="P1" draw:layer="layout" svg:x1="0.9cm" svg:y1="25.6cm" svg:x2="10.5cm" svg:y2="25.6cm">
              <text:p/>
            </draw:line>
            <draw:line draw:style-name="gr6" draw:text-style-name="P1" draw:layer="layout" svg:x1="0.9cm" svg:y1="26cm" svg:x2="10.5cm" svg:y2="26cm">
              <text:p/>
            </draw:line>
          </draw:g>
          <draw:g>
            <draw:line draw:style-name="gr6" draw:text-style-name="P1" draw:layer="layout" svg:x1="0.9cm" svg:y1="26.4cm" svg:x2="10.5cm" svg:y2="26.4cm">
              <text:p/>
            </draw:line>
            <draw:line draw:style-name="gr6" draw:text-style-name="P1" draw:layer="layout" svg:x1="0.9cm" svg:y1="26.8cm" svg:x2="10.5cm" svg:y2="26.8cm">
              <text:p/>
            </draw:line>
            <draw:line draw:style-name="gr6" draw:text-style-name="P1" draw:layer="layout" svg:x1="0.9cm" svg:y1="27.2cm" svg:x2="10.5cm" svg:y2="27.2cm">
              <text:p/>
            </draw:line>
            <draw:line draw:style-name="gr6" draw:text-style-name="P1" draw:layer="layout" svg:x1="0.9cm" svg:y1="27.6cm" svg:x2="10.5cm" svg:y2="27.6cm">
              <text:p/>
            </draw:line>
          </draw:g>
          <draw:line draw:style-name="gr6" draw:text-style-name="P1" draw:layer="layout" svg:x1="0.9cm" svg:y1="28cm" svg:x2="10.5cm" svg:y2="28cm">
            <text:p/>
          </draw:line>
          <draw:g>
            <draw:line draw:style-name="gr6" draw:text-style-name="P1" draw:layer="layout" svg:x1="0.9cm" svg:y1="19.6cm" svg:x2="0.9cm" svg:y2="28.4cm">
              <text:p/>
            </draw:line>
            <draw:line draw:style-name="gr6" draw:text-style-name="P1" draw:layer="layout" svg:x1="1.3cm" svg:y1="19.6cm" svg:x2="1.3cm" svg:y2="28.4cm">
              <text:p/>
            </draw:line>
            <draw:line draw:style-name="gr6" draw:text-style-name="P1" draw:layer="layout" svg:x1="1.7cm" svg:y1="19.6cm" svg:x2="1.7cm" svg:y2="28.4cm">
              <text:p/>
            </draw:line>
            <draw:line draw:style-name="gr6" draw:text-style-name="P1" draw:layer="layout" svg:x1="2.1cm" svg:y1="19.6cm" svg:x2="2.1cm" svg:y2="28.4cm">
              <text:p/>
            </draw:line>
          </draw:g>
          <draw:g>
            <draw:line draw:style-name="gr6" draw:text-style-name="P1" draw:layer="layout" svg:x1="2.5cm" svg:y1="19.6cm" svg:x2="2.5cm" svg:y2="28.4cm">
              <text:p/>
            </draw:line>
            <draw:line draw:style-name="gr6" draw:text-style-name="P1" draw:layer="layout" svg:x1="2.9cm" svg:y1="19.6cm" svg:x2="2.9cm" svg:y2="28.4cm">
              <text:p/>
            </draw:line>
            <draw:line draw:style-name="gr6" draw:text-style-name="P1" draw:layer="layout" svg:x1="3.3cm" svg:y1="19.6cm" svg:x2="3.3cm" svg:y2="28.4cm">
              <text:p/>
            </draw:line>
            <draw:line draw:style-name="gr6" draw:text-style-name="P1" draw:layer="layout" svg:x1="3.7cm" svg:y1="19.6cm" svg:x2="3.7cm" svg:y2="28.4cm">
              <text:p/>
            </draw:line>
          </draw:g>
          <draw:g>
            <draw:line draw:style-name="gr6" draw:text-style-name="P1" draw:layer="layout" svg:x1="4.1cm" svg:y1="19.6cm" svg:x2="4.1cm" svg:y2="28.4cm">
              <text:p/>
            </draw:line>
            <draw:line draw:style-name="gr6" draw:text-style-name="P1" draw:layer="layout" svg:x1="4.5cm" svg:y1="19.6cm" svg:x2="4.5cm" svg:y2="28.4cm">
              <text:p/>
            </draw:line>
            <draw:line draw:style-name="gr6" draw:text-style-name="P1" draw:layer="layout" svg:x1="4.9cm" svg:y1="19.6cm" svg:x2="4.9cm" svg:y2="28.4cm">
              <text:p/>
            </draw:line>
            <draw:line draw:style-name="gr6" draw:text-style-name="P1" draw:layer="layout" svg:x1="5.3cm" svg:y1="19.6cm" svg:x2="5.3cm" svg:y2="28.4cm">
              <text:p/>
            </draw:line>
          </draw:g>
          <draw:g>
            <draw:line draw:style-name="gr6" draw:text-style-name="P1" draw:layer="layout" svg:x1="5.7cm" svg:y1="19.6cm" svg:x2="5.7cm" svg:y2="28.4cm">
              <text:p/>
            </draw:line>
            <draw:line draw:style-name="gr6" draw:text-style-name="P1" draw:layer="layout" svg:x1="6.1cm" svg:y1="19.6cm" svg:x2="6.1cm" svg:y2="28.4cm">
              <text:p/>
            </draw:line>
            <draw:line draw:style-name="gr6" draw:text-style-name="P1" draw:layer="layout" svg:x1="6.5cm" svg:y1="19.6cm" svg:x2="6.5cm" svg:y2="28.4cm">
              <text:p/>
            </draw:line>
            <draw:line draw:style-name="gr6" draw:text-style-name="P1" draw:layer="layout" svg:x1="6.9cm" svg:y1="19.6cm" svg:x2="6.9cm" svg:y2="28.4cm">
              <text:p/>
            </draw:line>
          </draw:g>
          <draw:g>
            <draw:line draw:style-name="gr6" draw:text-style-name="P1" draw:layer="layout" svg:x1="7.3cm" svg:y1="19.6cm" svg:x2="7.3cm" svg:y2="28.4cm">
              <text:p/>
            </draw:line>
            <draw:line draw:style-name="gr6" draw:text-style-name="P1" draw:layer="layout" svg:x1="7.7cm" svg:y1="19.6cm" svg:x2="7.7cm" svg:y2="28.4cm">
              <text:p/>
            </draw:line>
            <draw:line draw:style-name="gr6" draw:text-style-name="P1" draw:layer="layout" svg:x1="8.1cm" svg:y1="19.6cm" svg:x2="8.1cm" svg:y2="28.4cm">
              <text:p/>
            </draw:line>
            <draw:line draw:style-name="gr6" draw:text-style-name="P1" draw:layer="layout" svg:x1="8.5cm" svg:y1="19.6cm" svg:x2="8.5cm" svg:y2="28.4cm">
              <text:p/>
            </draw:line>
          </draw:g>
          <draw:line draw:style-name="gr6" draw:text-style-name="P1" draw:layer="layout" svg:x1="0.9cm" svg:y1="28.4cm" svg:x2="10.5cm" svg:y2="28.4cm">
            <text:p/>
          </draw:line>
          <draw:g>
            <draw:line draw:style-name="gr6" draw:text-style-name="P1" draw:layer="layout" svg:x1="8.9cm" svg:y1="19.6cm" svg:x2="8.9cm" svg:y2="28.4cm">
              <text:p/>
            </draw:line>
            <draw:line draw:style-name="gr6" draw:text-style-name="P1" draw:layer="layout" svg:x1="9.3cm" svg:y1="19.6cm" svg:x2="9.3cm" svg:y2="28.4cm">
              <text:p/>
            </draw:line>
            <draw:line draw:style-name="gr6" draw:text-style-name="P1" draw:layer="layout" svg:x1="9.7cm" svg:y1="19.6cm" svg:x2="9.7cm" svg:y2="28.4cm">
              <text:p/>
            </draw:line>
            <draw:line draw:style-name="gr6" draw:text-style-name="P1" draw:layer="layout" svg:x1="10.1cm" svg:y1="19.6cm" svg:x2="10.1cm" svg:y2="28.4cm">
              <text:p/>
            </draw:line>
          </draw:g>
        </draw:g>
        <draw:g>
          <draw:g>
            <draw:line draw:style-name="gr6" draw:text-style-name="P1" draw:layer="layout" svg:x1="10.5cm" svg:y1="20cm" svg:x2="20.1cm" svg:y2="20cm">
              <text:p/>
            </draw:line>
            <draw:line draw:style-name="gr6" draw:text-style-name="P1" draw:layer="layout" svg:x1="10.5cm" svg:y1="20.4cm" svg:x2="20.1cm" svg:y2="20.4cm">
              <text:p/>
            </draw:line>
            <draw:line draw:style-name="gr6" draw:text-style-name="P1" draw:layer="layout" svg:x1="10.5cm" svg:y1="20.8cm" svg:x2="20.1cm" svg:y2="20.8cm">
              <text:p/>
            </draw:line>
            <draw:line draw:style-name="gr6" draw:text-style-name="P1" draw:layer="layout" svg:x1="10.5cm" svg:y1="21.2cm" svg:x2="20.1cm" svg:y2="21.2cm">
              <text:p/>
            </draw:line>
          </draw:g>
          <draw:g>
            <draw:line draw:style-name="gr6" draw:text-style-name="P1" draw:layer="layout" svg:x1="10.5cm" svg:y1="21.6cm" svg:x2="20.1cm" svg:y2="21.6cm">
              <text:p/>
            </draw:line>
            <draw:line draw:style-name="gr6" draw:text-style-name="P1" draw:layer="layout" svg:x1="10.5cm" svg:y1="22cm" svg:x2="20.1cm" svg:y2="22cm">
              <text:p/>
            </draw:line>
            <draw:line draw:style-name="gr6" draw:text-style-name="P1" draw:layer="layout" svg:x1="10.5cm" svg:y1="22.4cm" svg:x2="20.1cm" svg:y2="22.4cm">
              <text:p/>
            </draw:line>
            <draw:line draw:style-name="gr6" draw:text-style-name="P1" draw:layer="layout" svg:x1="10.5cm" svg:y1="22.8cm" svg:x2="20.1cm" svg:y2="22.8cm">
              <text:p/>
            </draw:line>
          </draw:g>
          <draw:g>
            <draw:line draw:style-name="gr6" draw:text-style-name="P1" draw:layer="layout" svg:x1="10.5cm" svg:y1="23.2cm" svg:x2="20.1cm" svg:y2="23.2cm">
              <text:p/>
            </draw:line>
            <draw:line draw:style-name="gr6" draw:text-style-name="P1" draw:layer="layout" svg:x1="10.5cm" svg:y1="23.6cm" svg:x2="20.1cm" svg:y2="23.6cm">
              <text:p/>
            </draw:line>
            <draw:line draw:style-name="gr6" draw:text-style-name="P1" draw:layer="layout" svg:x1="10.5cm" svg:y1="24cm" svg:x2="20.1cm" svg:y2="24cm">
              <text:p/>
            </draw:line>
            <draw:line draw:style-name="gr6" draw:text-style-name="P1" draw:layer="layout" svg:x1="10.5cm" svg:y1="24.4cm" svg:x2="20.1cm" svg:y2="24.4cm">
              <text:p/>
            </draw:line>
          </draw:g>
          <draw:g>
            <draw:line draw:style-name="gr6" draw:text-style-name="P1" draw:layer="layout" svg:x1="10.5cm" svg:y1="24.8cm" svg:x2="20.1cm" svg:y2="24.8cm">
              <text:p/>
            </draw:line>
            <draw:line draw:style-name="gr6" draw:text-style-name="P1" draw:layer="layout" svg:x1="10.5cm" svg:y1="25.2cm" svg:x2="20.1cm" svg:y2="25.2cm">
              <text:p/>
            </draw:line>
            <draw:line draw:style-name="gr6" draw:text-style-name="P1" draw:layer="layout" svg:x1="10.5cm" svg:y1="25.6cm" svg:x2="20.1cm" svg:y2="25.6cm">
              <text:p/>
            </draw:line>
            <draw:line draw:style-name="gr6" draw:text-style-name="P1" draw:layer="layout" svg:x1="10.5cm" svg:y1="26cm" svg:x2="20.1cm" svg:y2="26cm">
              <text:p/>
            </draw:line>
          </draw:g>
          <draw:g>
            <draw:line draw:style-name="gr6" draw:text-style-name="P1" draw:layer="layout" svg:x1="10.5cm" svg:y1="26.4cm" svg:x2="20.1cm" svg:y2="26.4cm">
              <text:p/>
            </draw:line>
            <draw:line draw:style-name="gr6" draw:text-style-name="P1" draw:layer="layout" svg:x1="10.5cm" svg:y1="26.8cm" svg:x2="20.1cm" svg:y2="26.8cm">
              <text:p/>
            </draw:line>
            <draw:line draw:style-name="gr6" draw:text-style-name="P1" draw:layer="layout" svg:x1="10.5cm" svg:y1="27.2cm" svg:x2="20.1cm" svg:y2="27.2cm">
              <text:p/>
            </draw:line>
            <draw:line draw:style-name="gr6" draw:text-style-name="P1" draw:layer="layout" svg:x1="10.5cm" svg:y1="27.6cm" svg:x2="20.1cm" svg:y2="27.6cm">
              <text:p/>
            </draw:line>
          </draw:g>
          <draw:line draw:style-name="gr6" draw:text-style-name="P1" draw:layer="layout" svg:x1="10.5cm" svg:y1="28cm" svg:x2="20.1cm" svg:y2="28cm">
            <text:p/>
          </draw:line>
          <draw:g>
            <draw:line draw:style-name="gr6" draw:text-style-name="P1" draw:layer="layout" svg:x1="10.5cm" svg:y1="19.6cm" svg:x2="10.5cm" svg:y2="28.4cm">
              <text:p/>
            </draw:line>
            <draw:line draw:style-name="gr6" draw:text-style-name="P1" draw:layer="layout" svg:x1="10.9cm" svg:y1="19.6cm" svg:x2="10.9cm" svg:y2="28.4cm">
              <text:p/>
            </draw:line>
            <draw:line draw:style-name="gr6" draw:text-style-name="P1" draw:layer="layout" svg:x1="11.3cm" svg:y1="19.6cm" svg:x2="11.3cm" svg:y2="28.4cm">
              <text:p/>
            </draw:line>
            <draw:line draw:style-name="gr6" draw:text-style-name="P1" draw:layer="layout" svg:x1="11.7cm" svg:y1="19.6cm" svg:x2="11.7cm" svg:y2="28.4cm">
              <text:p/>
            </draw:line>
          </draw:g>
          <draw:g>
            <draw:line draw:style-name="gr6" draw:text-style-name="P1" draw:layer="layout" svg:x1="12.1cm" svg:y1="19.6cm" svg:x2="12.1cm" svg:y2="28.4cm">
              <text:p/>
            </draw:line>
            <draw:line draw:style-name="gr6" draw:text-style-name="P1" draw:layer="layout" svg:x1="12.5cm" svg:y1="19.6cm" svg:x2="12.5cm" svg:y2="28.4cm">
              <text:p/>
            </draw:line>
            <draw:line draw:style-name="gr6" draw:text-style-name="P1" draw:layer="layout" svg:x1="12.9cm" svg:y1="19.6cm" svg:x2="12.9cm" svg:y2="28.4cm">
              <text:p/>
            </draw:line>
            <draw:line draw:style-name="gr6" draw:text-style-name="P1" draw:layer="layout" svg:x1="13.3cm" svg:y1="19.6cm" svg:x2="13.3cm" svg:y2="28.4cm">
              <text:p/>
            </draw:line>
          </draw:g>
          <draw:g>
            <draw:line draw:style-name="gr6" draw:text-style-name="P1" draw:layer="layout" svg:x1="13.7cm" svg:y1="19.6cm" svg:x2="13.7cm" svg:y2="28.4cm">
              <text:p/>
            </draw:line>
            <draw:line draw:style-name="gr6" draw:text-style-name="P1" draw:layer="layout" svg:x1="14.1cm" svg:y1="19.6cm" svg:x2="14.1cm" svg:y2="28.4cm">
              <text:p/>
            </draw:line>
            <draw:line draw:style-name="gr6" draw:text-style-name="P1" draw:layer="layout" svg:x1="14.5cm" svg:y1="19.6cm" svg:x2="14.5cm" svg:y2="28.4cm">
              <text:p/>
            </draw:line>
            <draw:line draw:style-name="gr6" draw:text-style-name="P1" draw:layer="layout" svg:x1="14.9cm" svg:y1="19.6cm" svg:x2="14.9cm" svg:y2="28.4cm">
              <text:p/>
            </draw:line>
          </draw:g>
          <draw:g>
            <draw:line draw:style-name="gr6" draw:text-style-name="P1" draw:layer="layout" svg:x1="15.3cm" svg:y1="19.6cm" svg:x2="15.3cm" svg:y2="28.4cm">
              <text:p/>
            </draw:line>
            <draw:line draw:style-name="gr6" draw:text-style-name="P1" draw:layer="layout" svg:x1="15.7cm" svg:y1="19.6cm" svg:x2="15.7cm" svg:y2="28.4cm">
              <text:p/>
            </draw:line>
            <draw:line draw:style-name="gr6" draw:text-style-name="P1" draw:layer="layout" svg:x1="16.1cm" svg:y1="19.6cm" svg:x2="16.1cm" svg:y2="28.4cm">
              <text:p/>
            </draw:line>
            <draw:line draw:style-name="gr6" draw:text-style-name="P1" draw:layer="layout" svg:x1="16.5cm" svg:y1="19.6cm" svg:x2="16.5cm" svg:y2="28.4cm">
              <text:p/>
            </draw:line>
          </draw:g>
          <draw:g>
            <draw:line draw:style-name="gr6" draw:text-style-name="P1" draw:layer="layout" svg:x1="16.9cm" svg:y1="19.6cm" svg:x2="16.9cm" svg:y2="28.4cm">
              <text:p/>
            </draw:line>
            <draw:line draw:style-name="gr6" draw:text-style-name="P1" draw:layer="layout" svg:x1="17.3cm" svg:y1="19.6cm" svg:x2="17.3cm" svg:y2="28.4cm">
              <text:p/>
            </draw:line>
            <draw:line draw:style-name="gr6" draw:text-style-name="P1" draw:layer="layout" svg:x1="17.7cm" svg:y1="19.6cm" svg:x2="17.7cm" svg:y2="28.4cm">
              <text:p/>
            </draw:line>
            <draw:line draw:style-name="gr6" draw:text-style-name="P1" draw:layer="layout" svg:x1="18.1cm" svg:y1="19.6cm" svg:x2="18.1cm" svg:y2="28.4cm">
              <text:p/>
            </draw:line>
          </draw:g>
          <draw:line draw:style-name="gr6" draw:text-style-name="P1" draw:layer="layout" svg:x1="10.5cm" svg:y1="28.4cm" svg:x2="20.1cm" svg:y2="28.4cm">
            <text:p/>
          </draw:line>
          <draw:g>
            <draw:line draw:style-name="gr6" draw:text-style-name="P1" draw:layer="layout" svg:x1="18.5cm" svg:y1="19.6cm" svg:x2="18.5cm" svg:y2="28.4cm">
              <text:p/>
            </draw:line>
            <draw:line draw:style-name="gr6" draw:text-style-name="P1" draw:layer="layout" svg:x1="18.9cm" svg:y1="19.6cm" svg:x2="18.9cm" svg:y2="28.4cm">
              <text:p/>
            </draw:line>
            <draw:line draw:style-name="gr6" draw:text-style-name="P1" draw:layer="layout" svg:x1="19.3cm" svg:y1="19.6cm" svg:x2="19.3cm" svg:y2="28.4cm">
              <text:p/>
            </draw:line>
            <draw:line draw:style-name="gr6" draw:text-style-name="P1" draw:layer="layout" svg:x1="19.7cm" svg:y1="19.6cm" svg:x2="19.7cm" svg:y2="28.4cm">
              <text:p/>
            </draw:line>
          </draw:g>
        </draw:g>
        <draw:custom-shape draw:style-name="gr7" draw:text-style-name="P1" draw:layer="layout" svg:width="19.2cm" svg:height="26.4cm" svg:x="0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3-11-03T19:03:33.446000000</dc:date>
    <meta:editing-duration>P1DT10H9M22S</meta:editing-duration>
    <meta:editing-cycles>92</meta:editing-cycles>
    <meta:generator>LibreOffice/7.4.7.2$Windows_X86_64 LibreOffice_project/723314e595e8007d3cf785c16538505a1c878ca5</meta:generator>
    <dc:description>(C) 2018 Carlos Pardo </dc:description>
    <dc:title>Figuras para dibujar escalas</dc:title>
    <meta:document-statistic meta:object-count="354"/>
  </office:meta>
</office:document-meta>
</file>